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Heading_20_3">
      <style:paragraph-properties fo:padding="0cm" fo:border="none"/>
    </style:style>
    <style:style style:name="P2" style:family="paragraph" style:parent-style-name="Preformatted_20_Text">
      <style:paragraph-properties fo:margin-top="0cm" fo:margin-bottom="0.499cm" fo:padding="0cm" fo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 style:list-style-name="L1">
      <style:paragraph-properties fo:padding="0cm" fo:border="none"/>
    </style:style>
    <style:style style:name="P6" style:family="paragraph" style:parent-style-name="Text_20_body" style:list-style-name="L2">
      <style:paragraph-properties fo:padding="0cm" fo:border="none"/>
    </style:style>
    <style:style style:name="P7" style:family="paragraph" style:parent-style-name="Text_20_body" style:list-style-name="L3">
      <style:paragraph-properties fo:padding="0cm" fo:border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주어진 코드 조각은 Spring Security의 Thymeleaf 템플릿에서 사용되는 예시입니다. 각 부분의 의미를 살펴보겠습니다.</text:p>
      <text:h text:style-name="P1" text:outline-level="3">1. <text:span text:style-name="Source_20_Text">sec:authentication="principal"</text:span></text:h>
      <text:p text:style-name="P2"><text:span text:style-name="Source_20_Text">&lt;div sec:authentication="principal"&gt;&lt;/div&gt;</text:span></text:p>
      <text:list xml:id="list2636827583169728097" text:style-name="L1">
        <text:list-item>
          <text:p text:style-name="P5"><text:span text:style-name="Strong_20_Emphasis">의미</text:span>: 이 코드는 현재 인증된 사용자의 정보를 가져오는 부분입니다. <text:span text:style-name="Source_20_Text">principal</text:span>은 현재 로그인한 사용자를 나타내며, 이 속성을 사용하여 사용자 정보를 참조할 수 있습니다. 이 div 태그는 사용자의 정보를 표시하거나 사용할 수 있는 공간입니다.</text:p>
        </text:list-item>
      </text:list>
      <text:h text:style-name="P1" text:outline-level="3">2. <text:span text:style-name="Source_20_Text">sec:authentication="principal.username"</text:span></text:h>
      <text:p text:style-name="P2"><text:span text:style-name="Source_20_Text">&lt;div sec:authentication="principal.username"&gt;&lt;/div&gt;</text:span></text:p>
      <text:list xml:id="list7129947618337519997" text:style-name="L2">
        <text:list-item>
          <text:p text:style-name="P6"><text:span text:style-name="Strong_20_Emphasis">의미</text:span>: 이 코드는 현재 인증된 사용자의 사용자 이름을 가져오는 부분입니다. 즉, 로그인한 사용자의 이름을 표시할 수 있습니다. 이 div 안에 사용자의 이름이 출력됩니다.</text:p>
        </text:list-item>
      </text:list>
      <text:h text:style-name="P1" text:outline-level="3">3. <text:span text:style-name="Source_20_Text">sec:authorize="hasAuthority('일반유저')"</text:span></text:h>
      <text:p text:style-name="P3"><text:span text:style-name="Source_20_Text">&lt;div sec:authorize="hasAuthority('일반유저')"&gt;</text:span></text:p>
      <text:p text:style-name="P3"><text:span text:style-name="Source_20_Text"><text:s text:c="8"/>&lt;h4&gt;이 목록은 일반유저가 볼 수 있다.&lt;/h4&gt;</text:span></text:p>
      <text:p text:style-name="P2"><text:span text:style-name="Source_20_Text">&lt;/div&gt;</text:span></text:p>
      <text:list xml:id="list6642816964212056021" text:style-name="L3">
        <text:list-item>
          <text:p text:style-name="P7"><text:span text:style-name="Strong_20_Emphasis">의미</text:span>: 이 코드는 특정 권한(여기서는 <text:span text:style-name="Source_20_Text">'일반유저'</text:span>)을 가진 사용자만 이 div 안에 있는 내용을 볼 수 있도록 하는 부분입니다. <text:span text:style-name="Source_20_Text">hasAuthority('일반유저')</text:span>는 사용자가 <text:span text:style-name="Source_20_Text">'일반유저'</text:span> 권한을 가지고 있는지를 확인하고, 권한이 있다면 해당 div의 내용을 출력합니다. 권한이 없는 사용자는 이 내용을 볼 수 없습니다.</text:p>
        </text:list-item>
      </text:list>
      <text:h text:style-name="P1" text:outline-level="3">종합</text:h>
      <text:p text:style-name="P4">이 코드는 사용자의 인증 상태와 권한에 따라 웹 페이지의 내용을 동적으로 변경하는 데 사용됩니다. 예를 들어, 로그인한 사용자의 이름을 표시하고, 특정 권한이 있는 사용자에게만 특정 정보를 보여주도록 합니다.</text:p>
      <text:p text:style-name="P4">이러한 방식은 보안성을 높이고, 사용자에게 맞춤형 콘텐츠를 제공할 수 있게 해 줍니다. 추가 질문이 있으면 언제든지 말씀해 주세요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04T20:05:52.89</meta:creation-date>
    <meta:document-statistic meta:table-count="0" meta:image-count="0" meta:object-count="0" meta:page-count="1" meta:paragraph-count="15" meta:word-count="523" meta:character-count="972"/>
    <dc:date>2024-09-04T20:06:13.84</dc:date>
    <meta:editing-duration>PT21S</meta:editing-duration>
    <meta:editing-cycles>1</meta:editing-cycles>
    <meta:generator>OpenOffice/4.1.15$Win32 OpenOffice.org_project/4115m2$Build-9813</meta:generator>
  </office:meta>
</office:document-meta>
</file>